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Work Report ( period 1.7.2014 to 31.7.2014) by RRU</text:p>
      <text:list xml:id="list13576488321" text:style-name="L1">
        <text:list-header>
          <text:p text:style-name="P2"/>
        </text:list-header>
      </text:list>
      <text:list xml:id="list187613086" text:style-name="L2">
        <text:list-item>
          <text:list>
            <text:list-item>
              <text:list>
                <text:list-item>
                  <text:p text:style-name="P4">Along with Mr. Naresh tested the <text:s/>the One MCM- Two system configuration in Lab by configuring Sentinel and OF system in one MCM.</text:p>
                  <text:p text:style-name="P5"/>
                </text:list-item>
                <text:list-item>
                  <text:p text:style-name="P6">Tested the serial port communication using mcmcom program</text:p>
                  <text:p text:style-name="P6"/>
                </text:list-item>
                <text:list-item>
                  <text:p text:style-name="P3">Understood the Alarm program written by Santaji in current online.</text:p>
                  <text:p text:style-name="P3"/>
                </text:list-item>
                <text:list-item>
                  <text:p text:style-name="P3">Plotted the command-response time &amp; time difference between two response data packet when one MCM configured as two sub-system.</text:p>
                  <text:p text:style-name="P3"/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4-07-31T18:59:16</dc:date>
    <dc:creator>teleset </dc:creator>
    <meta:editing-duration>PT30M52S</meta:editing-duration>
    <meta:editing-cycles>27</meta:editing-cycles>
    <meta:generator>LibreOffice/3.4$Linux LibreOffice_project/340m1$Build-602</meta:generator>
    <meta:document-statistic meta:table-count="0" meta:image-count="0" meta:object-count="0" meta:page-count="1" meta:paragraph-count="5" meta:word-count="73" meta:character-count="438" meta:non-whitespace-character-count="371"/>
  </office:meta>
</office:document-meta>
</file>